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212121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AMPLE</text:span></text:p>
      <text:p text:style-name="Standard"/>
      <text:p text:style-name="Standard"><text:span text:style-name="T1">First name:</text:span> Bruno<text:tab/><text:tab/><text:tab/><text:tab/><text:tab/><text:tab/><text:tab/><text:span text:style-name="T1">Last name:</text:span> Martins</text:p>
      <text:p text:style-name="Standard"><text:span text:style-name="T1">Age</text:span>: 27</text:p>
      <text:p text:style-name="Standard"/>
      <text:p text:style-name="Standard">My name is Bruno!!</text:p>
      <text:p text:style-name="Standard"/>
      <text:p text:style-name="Standard"><text:span text:style-name="T2">This is an example for translation!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19" meta:character-count="109" meta:non-whitespace-character-count="89"/>
    <meta:generator>LibreOfficeDev/6.0.5.2$Linux_X86_64 LibreOffice_project/</meta:generator>
  </office:meta>
</office:document-meta>
</file>